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6pt" officeooo:rsid="0004094e" officeooo:paragraph-rsid="0004094e" style:font-size-asian="16pt" style:font-size-complex="16pt"/>
    </style:style>
    <style:style style:name="P2" style:family="paragraph" style:parent-style-name="Standard" style:list-style-name="L1">
      <style:text-properties fo:font-size="16pt" fo:font-weight="bold" officeooo:rsid="0004094e" officeooo:paragraph-rsid="0004094e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3967810911827598" text:style-name="L1">
        <text:list-item>
          <text:p text:style-name="P1">Write a yacc program to check given expression is valid or not</text:p>
          <text:list>
            <text:list-header>
              <text:p text:style-name="P2">S -&gt; En</text:p>
              <text:p text:style-name="P2">E -&gt; E + E | E * E | E / E | E – E</text:p>
              <text:p text:style-name="P2">E -&gt; Num</text:p>
              <text:p text:style-name="P2">E -&gt; ID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58:55.952956551</meta:creation-date>
    <dc:date>2019-03-15T18:47:35.433923790</dc:date>
    <meta:editing-duration>PT1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8" meta:character-count="120" meta:non-whitespace-character-count="87"/>
  </office:meta>
</office:document-meta>
</file>